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Bitstream Charter" fo:font-size="11pt" style:font-size-asian="11pt" style:font-size-complex="11pt"/>
    </style:style>
    <style:style style:name="P2" style:family="paragraph" style:parent-style-name="Standard" style:list-style-name="WWNum1">
      <style:text-properties style:font-name="Bitstream Charter" fo:font-size="11pt" style:font-size-asian="11pt" style:font-size-complex="11pt"/>
    </style:style>
    <style:style style:name="P3" style:family="paragraph" style:parent-style-name="Standard">
      <style:text-properties style:font-name="Bitstream Charter" fo:font-size="11pt" officeooo:paragraph-rsid="00107752" style:font-size-asian="11pt" style:font-size-complex="11pt"/>
    </style:style>
    <style:style style:name="P4" style:family="paragraph" style:parent-style-name="Standard">
      <style:text-properties style:font-name="Bitstream Charter" fo:font-size="11pt" fo:font-weight="normal" style:font-size-asian="11pt" style:font-weight-asian="normal" style:font-size-complex="11pt" style:font-weight-complex="normal"/>
    </style:style>
    <style:style style:name="P5" style:family="paragraph" style:parent-style-name="Standard">
      <style:paragraph-properties fo:margin-left="0in" fo:margin-right="0in" fo:line-height="115%" fo:text-align="justify" style:justify-single-word="false" fo:text-indent="0in" style:auto-text-indent="false"/>
      <style:text-properties style:font-name="Bitstream Charter" fo:font-size="11pt" officeooo:paragraph-rsid="000d6962" style:font-size-asian="11pt" style:font-size-complex="11pt"/>
    </style:style>
    <style:style style:name="P6" style:family="paragraph" style:parent-style-name="Standard" style:master-page-name="Standard">
      <style:paragraph-properties style:page-number="auto"/>
      <style:text-properties style:font-name="Bitstream Charter" fo:font-size="11pt" style:font-size-asian="11pt" style:font-size-complex="11pt"/>
    </style:style>
    <style:style style:name="P7" style:family="paragraph" style:parent-style-name="Standard">
      <style:paragraph-properties fo:margin-left="0.5in" fo:margin-right="0in" fo:margin-top="0in" fo:margin-bottom="0.111in" loext:contextual-spacing="true" fo:text-indent="-0.5in" style:auto-text-indent="false"/>
      <style:text-properties style:font-name="Bitstream Charter" fo:font-size="11pt" officeooo:paragraph-rsid="000ee8dc" style:font-size-asian="11pt" style:font-size-complex="11pt"/>
    </style:style>
    <style:style style:name="P8" style:family="paragraph" style:parent-style-name="Text_20_body">
      <style:text-properties style:font-name="Bitstream Charter"/>
    </style:style>
    <style:style style:name="P9" style:family="paragraph" style:parent-style-name="Text_20_body">
      <style:text-properties style:font-name="Bitstream Charter" fo:font-size="11pt" style:font-size-asian="11pt" style:font-size-complex="11pt"/>
    </style:style>
    <style:style style:name="P10" style:family="paragraph" style:parent-style-name="List_20_Paragraph" style:list-style-name="WWNum1">
      <style:text-properties style:font-name="Bitstream Charter" fo:font-size="11pt" style:font-size-asian="11pt" style:font-size-complex="11pt"/>
    </style:style>
    <style:style style:name="P11" style:family="paragraph" style:parent-style-name="List_20_Paragraph">
      <style:paragraph-properties fo:margin-left="0.5in" fo:margin-right="0in" fo:text-indent="-0.5in" style:auto-text-indent="false"/>
      <style:text-properties style:font-name="Bitstream Charter" fo:font-size="11pt" style:font-size-asian="11pt" style:font-size-complex="11pt"/>
    </style:style>
    <style:style style:name="P12" style:family="paragraph" style:parent-style-name="List_20_Paragraph">
      <style:paragraph-properties fo:margin-left="0.5in" fo:margin-right="0in" fo:margin-top="0in" fo:margin-bottom="0.111in" loext:contextual-spacing="true" fo:text-indent="-0.5in" style:auto-text-indent="false"/>
    </style:style>
    <style:style style:name="P13" style:family="paragraph" style:parent-style-name="List_20_Paragraph">
      <style:paragraph-properties fo:margin-left="0.5in" fo:margin-right="0in" fo:margin-top="0in" fo:margin-bottom="0.111in" loext:contextual-spacing="true" fo:text-indent="-0.5in" style:auto-text-indent="false"/>
      <style:text-properties style:font-name="Bitstream Charter" fo:font-size="11pt" style:font-size-asian="11pt" style:font-size-complex="11pt"/>
    </style:style>
    <style:style style:name="P14" style:family="paragraph" style:parent-style-name="List_20_Paragraph">
      <style:paragraph-properties fo:margin-left="0.5in" fo:margin-right="0in" fo:text-indent="0in" style:auto-text-indent="false"/>
      <style:text-properties style:font-name="Bitstream Charter" fo:font-size="11pt" style:font-size-asian="11pt" style:font-size-complex="11pt"/>
    </style:style>
    <style:style style:name="P15" style:family="paragraph" style:parent-style-name="List_20_Paragraph">
      <style:paragraph-properties fo:margin-left="0in" fo:margin-right="0in" fo:text-indent="0in" style:auto-text-indent="false"/>
      <style:text-properties style:font-name="Bitstream Charter" fo:font-size="11pt" style:font-size-asian="11pt" style:font-size-complex="11pt"/>
    </style:style>
    <style:style style:name="P16" style:family="paragraph" style:parent-style-name="List_20_Paragraph">
      <style:paragraph-properties fo:margin-left="0.25in" fo:margin-right="0in" fo:line-height="115%" fo:text-indent="0in" style:auto-text-indent="false"/>
      <style:text-properties fo:font-size="12pt" officeooo:paragraph-rsid="000a8afe" style:font-size-asian="12pt" style:font-name-complex="Calibri1" style:font-size-complex="12pt"/>
    </style:style>
    <style:style style:name="T1" style:family="text">
      <style:text-properties style:font-name="Bitstream Charter" fo:font-size="11pt" fo:font-weight="bold" style:font-size-asian="11pt" style:font-weight-asian="bold" style:font-size-complex="11pt" style:font-weight-complex="bold"/>
    </style:style>
    <style:style style:name="T2" style:family="text">
      <style:text-properties style:font-name="Bitstream Charter" fo:font-size="11pt" style:font-size-asian="11pt" style:font-size-complex="11pt"/>
    </style:style>
    <style:style style:name="T3" style:family="text">
      <style:text-properties style:font-name="Bitstream Charter" fo:font-size="11pt" fo:font-weight="normal" style:font-size-asian="11pt" style:font-weight-asian="normal" style:font-size-complex="11pt" style:font-weight-complex="normal"/>
    </style:style>
    <style:style style:name="T4" style:family="text">
      <style:text-properties style:font-name="Bitstream Charter" fo:font-size="11pt" fo:font-style="italic" style:font-size-asian="11pt" style:font-style-asian="italic" style:font-size-complex="11pt" style:font-style-complex="italic"/>
    </style:style>
    <style:style style:name="T5" style:family="text">
      <style:text-properties style:font-name="Bitstream Charter" fo:font-size="11pt" fo:font-style="normal" style:font-size-asian="11pt" style:font-style-asian="normal" style:font-size-complex="11pt" style:font-style-complex="normal"/>
    </style:style>
    <style:style style:name="T6" style:family="text">
      <style:text-properties fo:font-size="14pt" fo:font-weight="bold" style:font-size-asian="14pt" style:font-weight-asian="bold" style:font-name-complex="Calibri1" style:font-size-complex="14pt"/>
    </style:style>
    <style:style style:name="T7" style:family="text">
      <style:text-properties fo:font-size="14pt" style:font-size-asian="14pt" style:font-size-complex="14pt"/>
    </style:style>
    <style:style style:name="T8" style:family="text">
      <style:text-properties fo:font-size="12pt" style:font-size-asian="12pt" style:font-name-complex="Calibri1" style:font-size-complex="12pt"/>
    </style:style>
    <style:style style:name="T9" style:family="text">
      <style:text-properties fo:font-size="12pt" style:font-size-asian="12pt" style:font-size-complex="12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style:font-size-asian="11pt" style:font-size-complex="11pt"/>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normal" style:font-size-asian="11pt" style:font-style-asian="normal" style:font-size-complex="11pt" style:font-style-complex="normal"/>
    </style:style>
    <style:style style:name="T15" style:family="text">
      <style:text-properties style:font-name="Bitstream Charter"/>
    </style:style>
    <style:style style:name="T16" style:family="text">
      <style:text-properties style:font-name="Bitstream Charter" fo:font-size="11pt" style:font-size-asian="11pt" style:font-size-complex="11pt"/>
    </style:style>
    <style:style style:name="T17" style:family="text">
      <style:text-properties style:font-name="Bitstream Charter" fo:font-size="11pt" fo:font-weight="bold" style:font-size-asian="11pt" style:font-weight-asian="bold" style:font-size-complex="11pt" style:font-weight-complex="bold"/>
    </style:style>
    <style:style style:name="T18" style:family="text">
      <style:text-properties style:font-name="Bitstream Charter" fo:font-size="11pt" fo:font-weight="normal" style:font-size-asian="11pt" style:font-weight-asian="normal" style:font-size-complex="11pt" style:font-weight-complex="normal"/>
    </style:style>
    <style:style style:name="T19" style:family="text">
      <style:text-properties style:font-name="Bitstream Charter" fo:font-size="12pt" style:font-size-asian="12pt" style:font-size-complex="12pt"/>
    </style:style>
    <style:style style:name="T20" style:family="text">
      <style:text-properties fo:font-weight="bold" style:font-weight-asian="bold" style:font-weight-complex="bold"/>
    </style:style>
    <style:style style:name="T21" style:family="text">
      <style:text-properties fo:font-weight="bold" style:font-weight-asian="bold" style:font-name-complex="Calibri1"/>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0">Der Einsatz von Gamification in Unternehmen</text:span></text:p>
      <text:p text:style-name="P1"/>
      <text:p text:style-name="P1">Dozent: Michael Kröhn </text:p>
      <text:p text:style-name="P1"/>
      <text:p text:style-name="P3">Reyhana Akbari, Jens Schöler, Ngoc Minh Chau Nguyen </text:p>
      <text:p text:style-name="P1"/>
      <text:p text:style-name="P1">Ausgabedatum: 13. Oktober 2017</text:p>
      <text:p text:style-name="P1">Abgabedatum: 22. Dezember 2017</text:p>
      <text:p text:style-name="P4"/>
      <text:list xml:id="list7898548120717403783" text:style-name="WWNum1">
        <text:list-item>
          <text:p text:style-name="P2">Einleitung (1-2)</text:p>
        </text:list-item>
        <text:list-item>
          <text:p text:style-name="P2">Konzept (6)</text:p>
          <text:list>
            <text:list-item>
              <text:p text:style-name="P10">Anwendung von Gamification</text:p>
            </text:list-item>
            <text:list-item>
              <text:p text:style-name="P10">Arbeitsgestaltung durch Gamification</text:p>
            </text:list-item>
            <text:list-item>
              <text:p text:style-name="P10">Motivation des Benutzers</text:p>
            </text:list-item>
            <text:list-item>
              <text:p text:style-name="P10">Effektivität von Gamification </text:p>
            </text:list-item>
            <text:list-item>
              <text:p text:style-name="P10">Forschungsraum</text:p>
            </text:list-item>
          </text:list>
        </text:list-item>
        <text:list-item>
          <text:p text:style-name="P2">Risiken (1)</text:p>
        </text:list-item>
        <text:list-item>
          <text:p text:style-name="P2">Zusammenfassung/Fazit (1)</text:p>
        </text:list-item>
        <text:list-item>
          <text:p text:style-name="P2"><text:bookmark text:name="_GoBack"/>Literatur, Abbildung, … verzeichnis</text:p>
        </text:list-item>
      </text:list>
      <text:p text:style-name="P11">1. <text:span text:style-name="T20">Einleitung</text:span><text:span text:style-name="T22">: warum ist dieses Thema relevant?</text:span></text:p>
      <text:p text:style-name="P11"/>
      <text:p text:style-name="P9">In vielen Gebieten kann man einen Mangel an Motivation beobachten, sei es in der Schule oder in der Freizeit. Viele Schüler sind unmotiviert, sich in der Klasse ode r an Aufgaben zu beteiligen. Studien haben belegt, dass viele Menschen sich nicht genug bewegen. Auf einigen Internetplattformen gibt es trotz einer großen Userbase wenig Interaktionen. </text:p>
      <text:p text:style-name="P9">Diese Situationen sind nicht neu, denn sie bestehen schon seit einer langen Zeit. Trotzdem beobachtet man Einzelfälle, die das Gegenteil zeigen. In einem Experiment hat es [ein Lehrer] geschafft, die Leistung seiner Schüler zu steigern. Nach der Veröffentlichung von Software haben viele Menschen angefangen oder bewegen sich mehr. Nachdem einige Änderungen an Internetplattformen gemacht wurden, hat sich die Interaktionen verbessert. </text:p>
      <text:p text:style-name="P9">Warum die genannten Beispiele so erfolgreich gewesen sind, ist kein Zufall. Durch <text:span text:style-name="T23">Gamification</text:span><text:span text:style-name="T24">, das</text:span> Hinzufügen von traditionell in Spielen gefundenen Elementen in Alltagssituationen, wird eine Motivationssteigerung verursacht. </text:p>
      <text:p text:style-name="P9">Diese Entdeckungen sind nicht ignoriert worden. Viele Unternehmen zeigen Interesse und wenden Zeit und Ressourcen auf, um es in irgendeiner Form in ihr Unternehmen zu überführen. Denn höhere Motivation bedeutet höhere Leistung, was wiederum mehr Gewinn bedeutet. <text:s/></text:p>
      <text:p text:style-name="P9"><text:soft-page-break/>Diese Seminararbeit analysiert den Einsatz von Gamification im Unternehmen. </text:p>
      <text:p text:style-name="P11"/>
      <text:p text:style-name="P11">2. <text:span text:style-name="T20">Konzept</text:span> (Einführung)</text:p>
      <text:p text:style-name="P5">Gamification oder auch Gamifizierung/ Spielifizierung ist die Nutzung von Spielen oder Elementen derselben um die Menschen bzw. Personen zu einer bestimmten Handlung zu motiviieren. Die Idee anregende und unterhaltsame Elemnte aus der Welt Computerspiele zu nehmen ist nicht neu, denn in den 80er Jahren beschrieb Malone diese. Jedoch ist die Implementierung und die rasante Entwicklung dieses Konzeptes mit Hilfe von digitalen Oberflächen an elektronischen Geräten neu und somit kann man schon von einer Innovation sprechen. Mittlerweile findet Gamification in vielen Bereichen von Produktionstechnik und diversen Weiterbildungsprogrammen Anwendung.</text:p>
      <text:p text:style-name="P14"/>
      <text:p text:style-name="P15">2.1 <text:span text:style-name="T20">Anwendung von Gamification</text:span></text:p>
      <text:p text:style-name="P5">In den letzten Jahren hat die Nutzung von Gamification besonderes durch kleinere, neu gegründete Firmen stark zugenommen und mittlerweile spielt Gamification auch in den großen Unternehmen eine große Rolle. Dieses Konzept nutzen viele verschiedene Branchen, jedoch die Bereiche Marketing (Customer Engagement und Bildung sind sehr dominant. Im Bereich der Software für Bildung gibt es zahlreiche beispiele wie Sprachprogrammen (,,Duolingo“) oder Programmierungskursen (,,Codecademy“) bis hin zur Motivation von Kindern zur Bewegung (,,zamzee“) oder auch von Erwachsenen zu einem Umweltfreundlichen Lebensstil (,,Recyclebank“, ,, OPower“). VW hat sogar eine eigene Kampagne zu diesem Thema gegründet (,,the fun theory“).</text:p>
      <text:p text:style-name="P15"/>
      <text:p text:style-name="P15">2.2 <text:span text:style-name="T20">Arbeitsgestaltung durch Gamification</text:span></text:p>
      <text:p text:style-name="P14"/>
      <text:p text:style-name="P14"/>
      <text:p text:style-name="P9">2.3 <text:span text:style-name="T20">Motivation des Benutzers /</text:span><text:span text:style-name="T22"> </text:span>Motivation als Gegenstück zur Langweile</text:p>
      <text:p text:style-name="P9"/>
      <text:p text:style-name="P9">Hierbei ist es sehr wichtig nach Faktoren der Motivation in Frage gestellt werden, bzw. nach Gründen, warum ein Arbeitnehmer sich für diese Tätigkeit entscheiden sollte. Denn ein normaler Arbeitstag, der sich ständig ohne Veränderungen oder ohne, dass man daran spaß hat, wird es schnell zu Routine. Wiederholung bestimmter Abläufe, sozial isoliertes Arbeiten, zu wenig körperliche Betätigungen, geringe Abwechslung der Aufgaben, Raumklima, kurze Pausenzeiten, dies all die Faktoren kommen noch in vielen Unternehmen vor.</text:p>
      <text:p text:style-name="P9">Das sorgt, dass der Arbeitnehmer sich nach einer Zeit gelangweilt oder auch unterfordert fühlt. Dies führt jedoch auch dazu, dass der Arbeitnehmer seiner Kreativität verliert, da er sich an diese Routine gewöhnt. Nach dieser Routine kann der Arbeitnehmer weniger Aufmerksam sein für etwas Neues und somit neue Herausforderungen anzunehmen. Irgendwann wirkt dies nur noch wie eine Zwanghaftigkeit.</text:p>
      <text:p text:style-name="P9">Deshalb spielt Motivation hier eine große Rolle. Wie folgt, definiert der Nerdinger dies: ,,Motivation ist das Produkt aus individuellen Merkmalen von Menschen, ihren Motiven, und den Merkmalen einer aktuell wirksamen Situation, in der Anreize auf die Motive einwirken <text:soft-page-break/>und sie aktivieren“ [Ner-08]. Situationsbedingte Faktoren sind wichtig, unabhängig von der Person.</text:p>
      <text:p text:style-name="P9">Es ist klar, dass jeder Person in der gleichen Situation andere Wahrnehmungen Zeigt und natürlich auch anders motiviert ist, denn die meisten Handlungen erscheinen Individuell.</text:p>
      <text:p text:style-name="P9">Wenn es ein Mangel an Motivation gibt, dann übergeht es in die Langweile. </text:p>
      <text:p text:style-name="P9">Motivation lässt in zwei Spalten unterscheiden und zwar in ext<text:bookmark text:name="_GoBack1"/>rinsische Motivation und intrinsische Motivation. </text:p>
      <text:p text:style-name="P9"/>
      <text:p text:style-name="P15">2.4 <text:span text:style-name="T20">Effektivität von Gamification</text:span>: funktioniert es wirklich?</text:p>
      <text:p text:style-name="P1">(hier beispiele nennen?)</text:p>
      <text:p text:style-name="P1">2.5 <text:span text:style-name="T20">Forschungsraum</text:span>: gibt es irgendwo noch forschungsbedarf? lücken?</text:p>
      <text:p text:style-name="P1">[eventuell wird dieser Punkt gestrichen]</text:p>
      <text:p text:style-name="P1">3. <text:span text:style-name="T20">Risiken</text:span>: kann man es überall anwenden? wenn nein, warum nicht? </text:p>
      <text:p text:style-name="P1">Obwohl es nachgewiesen ist, dass es Anwendungsgebiete gibt, kann man es trotzdem nicht überall verwenden. Es besteht die Gefahr das Verhaltensmuster angelernt werden. <text:s/>( → kann zu unerwarteten Verhalten/Reaktionen führen) [3]</text:p>
      <text:p text:style-name="P1">Zudem sollte man die menschliche Natur stets berücksichtigen → Bsp. „zu“ gute/schlechte Entlohnungen führen zu Demotivierung/Gier nach mehr, etc</text:p>
      <text:p text:style-name="P11"/>
      <text:p text:style-name="P11">4. <text:span text:style-name="T20">Zusammenfassung</text:span>/Fazit</text:p>
      <text:p text:style-name="P11"/>
      <text:p text:style-name="P8">Gamification ist die Verwendung von spieltypischen Mechaniken außerhalb reiner Spiele, mit dem Ziel, das Verhalten von Menschen zu beeinflussen, und diese zu motivieren. Während diese in den Bereichen der Gesundheit und Bildung bekannt ist und der Nutzen nachgewiesen wurde, sind die Auswirkungen von Gamification auf Arbeiter in Industrieumgebungen bislang selten untersucht worden. Dies kann ein effektiver Weg für die Verbesserung der Arbeitsleistung von beeinträchtigten Menschen sein. Im Rahmen der kontext-bewussten Assistenzsysteme liegt der Schwerpunkt der hier vorgelegten Diplomarbeit insbesondere auf dem Vergleich zweier Gamification-Ansätze. Nach der Beschreibung der spezifischen Anforderungen von Gamification in der Produktionsumgebung soll nun ein bereits existierender Ansatz vorgestellt werden. Dieser wurde in einer Wizard-Of- Oz-Studie bei einer Blechscheren-Montage mit leistungsgeminderten Arbeitern an einer geschützten Werkstatt untersucht. Dabei wurden die Produktionsleistungen der Mitarbeiter bei der Gamification analysiert, mit einem Schwerpunkt auf der Motivation bei der Arbeit. Der Ansatz benutzte Kreise und Punkte-Balken, um den Arbeiter bei den Montageprozessen zu unterstützen. Mit den Ergebnissen bei der Studie wurden die allgemeinen Anforderungen verbessert. Anhand der vorherigen Arbeiten, dem Stand der Technik und den neuen Anforderungen wurde ein Modell für einen neuen motivationsstiftenden Ansatz entwickelt. Das Modell konzentrierte sich auf die motivierenden Aspekte, da das System im selben technologischen Rahmen wie bei dem Kreis-Ansatz ist: Bewegungserkennung und Projektion. Bei dem neuen Gamification-<text:soft-page-break/>Ansatz handelte es um eine große Pyramide mit einem Pokal auf ihrem Gipfel, den der Benutzer bei einer fehlerfreien Montage bekommt. Abschließend wurde das System mit dem Pyramide-Ansatz implementiert und in einer zweiten Studie in der selben Umgebung und mit dem selben Produkt ausgewertet. Beim Vergleich beider Studien wurde gezeigt, dass je nach Gamification-Ansatz unterschiedliche Auswirkungen auf die Mitarbeiter verursacht werden. Einerseits führte der Kreis-Ansatz wie bei vorherigen Forschungen zu einem Geschwindigkeit-Genauigkeit-„Trade-Off“. Ganz im Gegenteil nahm die Fehlerrate von den Arbeitern bei den Montagen mit dem Pyramide-Ansatz ab und ihre Produktionsgeschwindigkeit blieb gleich. Der bedeutendste Punkt beim Vergleich der Studien war jedoch die klare Bevorzugung des Pyramide-Ansatzes.</text:p>
      <text:p text:style-name="P7"/>
      <text:p text:style-name="P13">5. <text:span text:style-name="T20">Literatur</text:span></text:p>
      <text:p text:style-name="P13"/>
      <text:p text:style-name="P12"><text:span text:style-name="T2">[1] Studying Gamification: The Effect of Rewards and Incentives on Motivation – </text:span><text:a xlink:type="simple" xlink:href="https://link.springer.com/chapter/10.1007/978-3-319-10208-5_2" text:style-name="Internet_20_link" text:visited-style-name="Visited_20_Internet_20_Link"><text:span text:style-name="Internet_20_link"><text:span text:style-name="T2">https://link.springer.com/chapter/10.1007/978-3-319-10208-5_2</text:span></text:span></text:a></text:p>
      <text:p text:style-name="P12"><text:span text:style-name="T2">[2] Die Wirkung von Gamification auf Motivation und Leistung <text:s/>– </text:span><text:a xlink:type="simple" xlink:href="http://link.springer.com/10.1007/978-3-658-14309-1" text:style-name="Internet_20_link" text:visited-style-name="Visited_20_Internet_20_Link"><text:span text:style-name="Internet_20_link"><text:span text:style-name="T2">http://link.springer.com/10.1007/978-3-658-14309-1</text:span></text:span></text:a><text:span text:style-name="T2"> </text:span></text:p>
      <text:p text:style-name="P13"/>
      <text:p text:style-name="P13">[3] Undermining children's intrinsic interest with extrinsic rewards, Lepper, M.R., Greene, D. Nisbett, R.E. – <text:s/>doi.apa.org/journals/psp/28/1/129.pdf</text:p>
      <text:p text:style-name="P13"/>
      <text:p text:style-name="P12"><text:span text:style-name="T2">[4] Applied Behavioral Economics: A Game Designer’s Perspective – </text:span><text:a xlink:type="simple" xlink:href="https://link.springer.com/chapter/10.1007/978-3-319-10208-5_5" text:style-name="Internet_20_link" text:visited-style-name="Visited_20_Internet_20_Link"><text:span text:style-name="Internet_20_link"><text:span text:style-name="T2">https://link.springer.com/chapter/10.1007/978-3-319-10208-5_5</text:span></text:span></text:a></text:p>
      <text:p text:style-name="P13"/>
      <text:p text:style-name="P12"><text:span text:style-name="T2">[5] The Development and Assessment of a Team-Based Management Game – </text:span><text:a xlink:type="simple" xlink:href="https://link.springer.com/chapter/10.1007/978-3-319-10208-5_18" text:style-name="Internet_20_link" text:visited-style-name="Visited_20_Internet_20_Link"><text:span text:style-name="Internet_20_link"><text:span text:style-name="T2">https://link.springer.com/chapter/10.1007/978-3-319-10208-5_18</text:span></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de" fo:country="D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3:34:00</meta:creation-date>
    <meta:initial-creator>Reyhan Akbari</meta:initial-creator>
    <dc:language>en-US</dc:language>
    <dc:date>2017-12-09T20:43:20.171147673</dc:date>
    <meta:editing-cycles>98</meta:editing-cycles>
    <meta:editing-duration>PT2H4M39S</meta:editing-duration>
    <meta:generator>LibreOffice/5.1.6.2$Linux_X86_64 LibreOffice_project/10m0$Build-2</meta:generator>
    <meta:document-statistic meta:table-count="0" meta:image-count="0" meta:object-count="0" meta:page-count="4" meta:paragraph-count="48" meta:word-count="1152" meta:character-count="8795" meta:non-whitespace-character-count="76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